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Battery 1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Battery 2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Voltage Monitor Steppers (Not used)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oltage Monitor Battery (Not used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zo Speaker</text:p>
          </table:table-cell>
          <table:table-cell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Front Left Distance Sensor Trigger</text:p>
          </table:table-cell>
          <table:table-cell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Front Left Distance Sensor Ech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Right Distance Sensor Trigg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Right Distance Sensor Ech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k Distance Sensor Trigg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ck Distance Sensor Ech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ft Distance Sensor Ech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/>
        </table:table-row>
        <table:table-row table:style-name="ro1" table:number-rows-repeated="32">
          <table:table-cell table:style-name="ce14"/>
          <table:table-cell table:number-columns-repeated="2"/>
        </table:table-row>
        <table:table-row table:style-name="ro1">
          <table:table-cell table:style-name="ce1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7:46:03.877237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3-05T17:46:59.445833950</dc:date>
    <meta:editing-duration>PT6H8S</meta:editing-duration>
    <meta:editing-cycles>6</meta:editing-cycles>
    <meta:generator>LibreOffice/6.0.7.3$Linux_X86_64 LibreOffice_project/00m0$Build-3</meta:generator>
    <meta:document-statistic meta:table-count="1" meta:cell-count="86" meta:object-count="0"/>
  </office:meta>
</office:document-meta>
</file>